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acity of statements by Donald Trump</text:p>
      <text:p text:style-name="Standard"><text:span text:style-name="T1">From Wikipedia, the free encyclopedia</text:span></text:p>
      <text:p text:style-name="Standard">https://en.wikipedia.org/wiki/Veracity%20of%20statements%20by%20Donald%20Trump<text:line-break/>Licensed under CC BY-SA 3.0:<text:line-break/>https://en.wikipedia.org/wiki/Wikipedia:Text_of_Creative_Commons_Attribution-ShareAlike_3.0_Unported_License</text:p>
      <text:p text:style-name="Standard"/>
      <text:h text:style-name="Heading_20_1" text:outline-level="1">Veracity of statements by Donald Trump</text:h>
      <text:list xml:id="list1115639199" text:style-name="WWNum1">
        <text:list-item>
          <text:p text:style-name="P2"><text:span text:style-name="T2">By June 2019 many news organizations had started describing some of Trump's falsehoods as lies.</text:span></text:p>
        </text:list-item>
        <text:list-item>
          <text:p text:style-name="P2"><text:span text:style-name="T2">Donald Trump has made many false or misleading statements, including thousands during his presidency.</text:span></text:p>
        </text:list-item>
      </text:list>
      <text:p text:style-name="Standard">Donald Trump has made many false or misleading statements, including thousands during his presidency. Commentators and fact-checkers have described the rate of his falsehoods as unprecedented in politics, and they have become a distinctive part of both his business and political identity. By June 2019 many news organizations had started describing some of Trump's falsehoods as lies.</text:p>
      <text:h text:style-name="Heading_20_1" text:outline-level="1">Business career</text:h>
      <text:list xml:id="list13639481653884" text:continue-numbering="true" text:style-name="WWNum1">
        <text:list-item>
          <text:p text:style-name="P2"><text:span text:style-name="T2">Promoting his Trump University after its formation in 2004, Trump asserted he would handpick all its instructors.</text:span></text:p>
        </text:list-item>
        <text:list-item>
          <text:p text:style-name="P2"><text:span text:style-name="T2">Fahrenthold won the 2017 Pulitzer Prize in National Reporting for his coverage of Trump's claimed charitable giving and casting "doubt on Donald Trump's assertions of generosity toward charities."</text:span></text:p>
        </text:list-item>
      </text:list>
      <text:p text:style-name="Standard">Within years of expanding his father's property development business into Manhattan in the early 1970s, Trump attracted the attention of The New York Times for his brash and controversial style, with one real estate financier observing in 1976, "His deals are dramatic, but they haven't come into being. So far, the chief beneficiary of his creativity has been his public image." Der Scutt, the prominent architect who designed Trump Tower, said of Trump in 1976, "He's extremely aggressive when he sells, maybe to the point of overselling. Like, he'll say the convention center is the biggest in the world, when it really isn't. He'll exaggerate for the purpose of making a sale."</text:p>
      <text:p text:style-name="Standard">The architect Philip Johnson said in 1984 that Trump often lied.</text:p>
      <text:p text:style-name="Standard">In 2018, journalist Jonathan Greenberg released audio recordings from 1984 in which Trump, posing as his own spokesman John Barron, made false assertions of his wealth to secure a higher ranking on the Forbes 400 list of wealthy Americans, including claiming he owned over 90 percent of his family's business.</text:p>
      <text:p text:style-name="Standard">A 1984 GQ profile of Trump quoted him stating he owned the whole block on Central Park South and Avenue of the Americas. GQ noted that the two buildings Trump owned in that area were likely less than a sixth of the block.</text:p>
      <text:p text:style-name="Standard">Alair Townsend, a former budget director and deputy mayor of New York City during the 1980s, and a former publisher of Crain's New York Business, said "I wouldn't believe Donald Trump if his tongue were notarized." Leona Helmsley later used this line as her own when she spoke about Trump in her November 1990 interview in Playboy magazine.</text:p>
      <text:p text:style-name="Standard">His 1987 book Trump: The Art of the Deal stated, "I play to people's fantasies. I call it truthful hyperbole. It's an innocent form of exaggeration — and a very effective form of promotion."</text:p>
      <text:p text:style-name="Standard">When the stock market crashed in October 1987, Trump told the press that he had sold all of his stock a month before and taken no losses. But SEC filings showed that he still owned large stakes in some companies. Forbes calculated that Trump had lost $19 million on his Resorts International holdings alone.</text:p>
      <text:p text:style-name="Standard">Challenging estimates of his net worth he considered too low, in 1989 Trump stated he had very little debt. Reuters reported Trump owed $4 billion to more than 70 banks at the beginning of 1990.</text:p>
      <text:p text:style-name="Standard">In 1997, Ben Berzin Jr., who had been tasked with recovering at least some of the $100 million his bank had lent Trump, said "During the time that I dealt with Mr. Trump, I was continually surprised by his mastery of situational ethics. He does not seem to be able to differentiate between fact and fiction."</text:p>
      <text:p text:style-name="Standard"><text:soft-page-break/>David Fahrenthold investigated the long history of Trump's claims about his charitable giving and found little evidence the claims are true. Following Fahrenthold's reporting, the Attorney General of New York opened an inquiry into the Donald J. Trump Foundation's fundraising practices, and ultimately issued a "notice of violation" ordering the Foundation to stop raising money in New York. The Foundation had to admit it engaged in self-dealing practices to benefit Trump, his family, and businesses. <text:s/>Fahrenthold won the 2017 Pulitzer Prize in National Reporting for his coverage of Trump's claimed charitable giving and casting "doubt on Donald Trump's assertions of generosity toward charities."</text:p>
      <text:p text:style-name="Standard">In 1996, Trump claimed he wagered $1 million on 20-to-1 odds in a Las Vegas heavyweight title boxing match between Evander Holyfield and Mike Tyson. The Las Vegas Sun reported that "while everyone is careful not to call Trump a liar," no one in a position to know about such a sizable wager was aware of it.</text:p>
      <text:p text:style-name="Standard">A 1998 New York Observer article entitled "Tricky Donald Trump Beats Jerry Nadler in Game of Politics" reported that "Nadler flatly calls Mr. Trump a 'liar'," quoting Nadler stating, "Trump got $6 million [in federal money] in the dead of night when no one knew anything about it" by slipping a provision into a $200 billion federal transportation bill.</text:p>
      <text:p text:style-name="Standard">Promoting his Trump University after its formation in 2004, Trump asserted he would handpick all its instructors. Michael Sexton, former president of the venture, stated in a 2012 deposition that Trump selected none of the instructors.</text:p>
      <text:p text:style-name="Standard">During a 2005 deposition in a defamation lawsuit he initiated about his worth, Trump stated "My net worth fluctuates, and it goes up and down with markets and with attitudes and with feelings, even my own feelings... and that can change rapidly from day to day."</text:p>
      <text:h text:style-name="Heading_20_1" text:outline-level="1">In <text:s/>The Art of the Deal</text:h>
      <text:list xml:id="list13639948503628" text:continue-numbering="true" text:style-name="WWNum1">
        <text:list-item>
          <text:p text:style-name="P2"><text:span text:style-name="T2">Later, Trump has said,<text:line-break/>"My father is German.</text:span></text:p>
        </text:list-item>
        <text:list-item>
          <text:p text:style-name="P2"><text:span text:style-name="T2">He said that Trump "loved the phrase".</text:span></text:p>
        </text:list-item>
        <text:list-item>
          <text:p text:style-name="P2"><text:span text:style-name="T2">Tony Schwartz is a journalist who ghostwrote Trump: The Art of the Deal.</text:span></text:p>
        </text:list-item>
        <text:list-item>
          <text:p text:style-name="P2"><text:span text:style-name="T2">In them he described Trump, who was running for president at the time, highly unfavorably, and described how he came to regret writing The Art of the Deal.</text:span></text:p>
        </text:list-item>
      </text:list>
      <text:p text:style-name="Standard">Tony Schwartz is a journalist who ghostwrote Trump: The Art of the Deal. In July 2016, Schwartz was interviewed by Jane Mayer for two articles in The New Yorker. In them he described Trump, who was running for president at the time, highly unfavorably, and described how he came to regret writing The Art of the Deal. When Schwartz wrote The Art of the Deal, he created the phrase "truthful hyperbole" as an "artful euphemism" to describe Trump's "loose relationship with the truth." This passage from the book provides the context, written in Trump's voice: "I play to people's fantasies...People want to believe that something is the biggest and the greatest and the most spectacular. I call it truthful hyperbole. It's an innocent form of exaggeration — and it's a very effective form of promotion." He said that Trump "loved the phrase".</text:p>
      <text:p text:style-name="Standard">Schwartz said that "deceit" is never "innocent." He added, "'Truthful hyperbole' is a contradiction in terms. It's a way of saying, 'It's a lie, but who cares?'" Schwartz repeated his criticism on Good Morning America and Real Time with Bill Maher, saying he "put lipstick on a pig".</text:p>
      <text:p text:style-name="Standard">Fearing that anti-German sentiments during and after World War II would negatively affect his business, Fred Trump began claiming Swedish descent. The falsehood was repeated by Fred's son Donald to the press and in The Art of the Deal, where he claimed that his grandfather, Friedrich Trump, "came here from Sweden as a child". In the same book, Donald also said that his father was born in New Jersey when, in fact, he was born in the Bronx. Later, Trump has said,<text:line-break/>"My father is German.  Right? Was German. And born in a very wonderful place in Germany, and so I have a great feeling for Germany."</text:p>
      <text:h text:style-name="Heading_20_1" text:outline-level="1">2016 presidential campaign</text:h>
      <text:list xml:id="list13638488552370" text:continue-numbering="true" text:style-name="WWNum1">
        <text:list-item>
          <text:p text:style-name="P2"><text:span text:style-name="T2">Trump has promoted a number of conspiracy theories that have lacked substance.</text:span></text:p>
        </text:list-item>
        <text:list-item>
          <text:p text:style-name="P2"><text:span text:style-name="T2">As a result, he posited, Trump's dishonesty does not cause him to lose the support of his political base, even while it "infuriates and confuses most everyone else."</text:span></text:p>
        </text:list-item>
        <text:list-item>
          <text:p text:style-name="P2"><text:span text:style-name="T2">In 2011, Trump took credit for pushing the White House to release Obama's "long-form" birth certificate, while raising doubt about its legitimacy, and in 2016 admitted that Obama was a natural-born citizen from Hawaii.</text:span></text:p>
        </text:list-item>
      </text:list>
      <text:p text:style-name="Standard">Within six months of announcing his presidential candidacy, FactCheck.org declared Trump the "King of Whoppers," stating, "In the 12 years of FactCheck.org's existence, we've never seen his match. He stands out not only for the sheer number of his factually false claims, but also for his brazen refusals to admit error when proven wrong."</text:p>
      <text:p text:style-name="Standard">Trump has promoted a number of conspiracy theories that have lacked substance. These have included Barack Obama citizenship conspiracy theories from 2011 ("birther" theories); that Barack Obama was not born in the United States. In 2011, Trump took credit for pushing the White House to release Obama's "long-form" birth certificate, while raising doubt about its legitimacy, and in 2016 admitted that Obama was a natural-born citizen from Hawaii. He later falsely stated that Hillary Clinton started the Obama "birther" movement.</text:p>
      <text:p text:style-name="Standard">Another in 2016 was that Ted Cruz's father was involved in the assassination of John F. Kennedy; and another was that he lost the popular vote in the 2016 election only because of the "millions" of illegal voters in that election cycle.</text:p>
      <text:p text:style-name="Standard">Trump claimed repeatedly on the campaign trail in 2015 that the actual unemployment rate of around 5% "isn't reflective [of reality]...I've seen numbers of 24%, I actually saw a number of 42% unemployment." Politifact rated this claim "Pants on Fire", its rating for the most egregious falsehoods.</text:p>
      <text:p text:style-name="Standard"><text:soft-page-break/>Jeremy Adam Smith, writing for the Greater Good Magazine, stated that Trump's falsehoods may be "blue lies," which are "told on behalf of a group, that can actually strengthen the bonds among the members of that group." As a result, he posited, Trump's dishonesty does not cause him to lose the support of his political base, even while it "infuriates and confuses most everyone else."</text:p>
      <text:h text:style-name="Heading_20_1" text:outline-level="1">Presidency</text:h>
      <text:h text:style-name="Heading_20_1" text:outline-level="1">Fact-checking Trump</text:h>
      <text:list xml:id="list13639679367793" text:continue-numbering="true" text:style-name="WWNum1">
        <text:list-item>
          <text:p text:style-name="P2"><text:span text:style-name="T2">Trump's statements as president have engaged a host of fact-checkers.</text:span></text:p>
        </text:list-item>
        <text:list-item>
          <text:p text:style-name="P2"><text:span text:style-name="T2">PolitiFact who awarded Trump their "Lie of the Year" in 2015 and 2017</text:span></text:p>
        </text:list-item>
        <text:list-item>
          <text:p text:style-name="P2"><text:span text:style-name="T2">FactCheck.org who dubbed Trump the "King of Whoppers" in 2015.</text:span></text:p>
        </text:list-item>
        <text:list-item>
          <text:p text:style-name="P2"><text:span text:style-name="T2">Glenn Kessler said in 2017 that in his job as a fact-checker for The Washington Post there was no comparison between Trump and other politicians.</text:span></text:p>
        </text:list-item>
      </text:list>
      <text:p text:style-name="Standard">Trump's statements as president have engaged a host of fact-checkers. Tony Burman wrote: "The falsehoods and distortions uttered by Trump and his senior officials have particularly inflamed journalists and have been challenged — resulting in a growing prominence of 'fact-checkers' and investigative reporting." The situation is getting worse, as described by Pulitzer Prize-winning journalist Ashley Parker: "President Trump seems to be saying more and more things that aren't true."</text:p>
      <text:p text:style-name="Standard">Glenn Kessler said in 2017 that in his job as a fact-checker for The Washington Post there was no comparison between Trump and other politicians. Kessler gave his worst rating to other politicians 15 percent to 20 percent of the time, but gave it to Trump 63 percent to 65 percent of the time. Kessler wrote that Trump was the most fact-challenged politician that he had ever encountered and lamented that "the pace and volume of the president's misstatements means that we cannot possibly keep up."</text:p>
      <text:p text:style-name="Standard">The Washington Post fact-checker created a new category of falsehoods in December 2018, the "Bottomless Pinocchio", for falsehoods that have been repeated at least 20 times (so often "that there can be no question the politician is aware his or her facts are wrong"). Trump was the only politician who met the standard of the category, with 14 statements that immediately qualified for the category. According to the Washington Post, Trump has repeated some falsehoods so many times that he has effectively engaged in disinformation.</text:p>
      <text:p text:style-name="Standard">Professor Robert Prentice summarized the views of many fact-checkers:</text:p>
      <text:p text:style-name="Standard">At the end of 2018, Kessler provided a run-down summary of Trump's accelerating rate of false statements during the year:</text:p>
      <text:p text:style-name="Standard">Several major fact-checking sites regularly fact-check Trump, including: </text:p>
      <text:p text:style-name="Standard">PolitiFact who awarded Trump their "Lie of the Year" in 2015 and 2017</text:p>
      <text:p text:style-name="Standard">FactCheck.org who dubbed Trump the "King of Whoppers" in 2015.</text:p>
      <text:p text:style-name="Standard">The Washington Post, which said on April 29, 2019 that Trump had made more than 10,000 false or misleading claims as president, <text:s/>an average of more than 12 such statements per day.</text:p>
      <text:p text:style-name="Standard">The Toronto Star, which said that, as of May 2019, Trump had made almost 5,000 false statements since his inauguration.</text:p>
      <text:p text:style-name="Standard">As late as summer 2018, the news media was debating whether to describe use the word "lie" to describe Trump's falsehoods. However by June 2019 many news organizations, including CNN, Star Tribune, Financial Times, Los Angeles Times, Chicago Tribune, The New Yorker, and Foreign Policy, had started describing some of Trump's false statements as lies. The Toronto Sun was one of the first outlets to use the word "lie" to describe Trump's statements, and continues to do so frequently. Still, some organizations have continued to shy away from the term. Glenn Kessler, author of The Washington Post 's "Fact Checker" column, has used the word "lie" only once to describe Trump's statements, although he has sometimes used other terminology that implies lying.</text:p>
      <text:h text:style-name="Heading_20_1" text:outline-level="1">Credibility polling</text:h>
      <text:list xml:id="list13639636724068" text:continue-numbering="true" text:style-name="WWNum1">
        <text:list-item>
          <text:p text:style-name="P2"><text:span text:style-name="T2">According to a September 2018 CNN-SSRS poll, only 32% percent of Americans find Trump honest and trustworthy, the worst read in CNN polling history.</text:span></text:p>
        </text:list-item>
      </text:list>
      <text:p text:style-name="Standard">According to a September 2018 CNN-SSRS poll, only 32% percent of Americans find Trump honest and trustworthy, the worst read in CNN polling history. The number was 33% on election day, November 8, 2016.</text:p>
      <text:h text:style-name="Heading_20_1" text:outline-level="1"><text:soft-page-break/>Commentary and analysis</text:h>
      <text:list xml:id="list13639916160352" text:continue-numbering="true" text:style-name="WWNum1">
        <text:list-item>
          <text:p text:style-name="P2"><text:span text:style-name="T2">The Post found that Trump averaged 15 false statements per day during 2018.</text:span></text:p>
        </text:list-item>
        <text:list-item>
          <text:p text:style-name="P2"><text:span text:style-name="T2">But Trump is a whole different animal.</text:span></text:p>
        </text:list-item>
        <text:list-item>
          <text:p text:style-name="P2"><text:span text:style-name="T2">As president, Trump has frequently made false statements in public speeches and remarks.</text:span></text:p>
        </text:list-item>
        <text:list-item>
          <text:p text:style-name="P2"><text:span text:style-name="T2">The New York Times editorial board has frequently lambasted Trump's dishonesty.</text:span></text:p>
        </text:list-item>
        <text:list-item>
          <text:p text:style-name="P2"><text:span text:style-name="T2">The following month, the board published an opinion piece titled, "Donald Trump Is Lyin' Up a Storm".</text:span></text:p>
        </text:list-item>
      </text:list>
      <text:p text:style-name="Standard">As president, Trump has frequently made false statements in public speeches and remarks. Trump uttered "at least one false or misleading claim per day on 91 of his first 99 days" in office according to The New York Times, and 1,318 total in his first 263 days in office according to the "Fact Checker" political analysis column of The Washington Post. By the Post's tally, it took Trump 601 days to reach 5,000 false or misleading statements and another 226 days to reach the 10,000 mark. For the seven weeks leading up to the midterm elections, it rose to an average of 30 per day from 4.9 during his first 100 days in office. The Post found that Trump averaged 15 false statements per day during 2018.</text:p>
      <text:p text:style-name="Standard">The New York Times editorial board has frequently lambasted Trump's dishonesty. In September 2018, the board called him "a president with no clear relation to the truth". The following month, the board published an opinion piece titled, "Donald Trump Is Lyin' Up a Storm".</text:p>
      <text:p text:style-name="Standard">In the journal Psychoanalytic Dialogues, Dr. Donnel B. Stern commented on Trump's falsehoods during his presidency. Stern wrote that "Donald Trump lies so often that some have wondered whether he has poisoned the well [...] We expect politicians to stretch the truth. But Trump is a whole different animal. He lies as a policy. He lies to get whatever he wants, and he clearly feels entirely justified in doing it ... He will say anything to please what gets called 'his base' and to inflate his own sense of importance."[neutrality is disputed]</text:p>
      <text:h text:style-name="Heading_20_1" text:outline-level="1">Specific topics</text:h>
      <text:h text:style-name="Heading_20_1" text:outline-level="1">Inaugural crowd</text:h>
      <text:list xml:id="list13639850525745" text:continue-numbering="true" text:style-name="WWNum1">
        <text:list-item>
          <text:p text:style-name="P2"><text:span text:style-name="T2">Trump's presidency began with a series of falsehoods originated by Trump himself.</text:span></text:p>
        </text:list-item>
      </text:list>
      <text:p text:style-name="Standard">Trump's presidency began with a series of falsehoods originated by Trump himself. The day after his inauguration, he falsely accused the media of lying about the size of the inauguration crowd. Then he exaggerated the size, and White House press secretary Sean Spicer backed up his claims. When Spicer was accused of intentionally misstating the figures, Kellyanne Conway, in an interview with NBC's Chuck Todd, defended Spicer by stating that he merely presented alternative facts. Todd responded by saying "Alternative facts are not facts; they're falsehoods."</text:p>
      <text:h text:style-name="Heading_20_1" text:outline-level="1">Election results</text:h>
      <text:list xml:id="list13639890863355" text:continue-numbering="true" text:style-name="WWNum1">
        <text:list-item>
          <text:p text:style-name="P2"><text:span text:style-name="T2">Trump made his Trump Tower wiretapping allegations in March 2017, which the Department of Justice has twice refuted.</text:span></text:p>
        </text:list-item>
        <text:list-item>
          <text:p text:style-name="P2"><text:span text:style-name="T2">In January 2018, Trump claimed that texts between FBI employees Peter Strzok and Lisa Page were tantamount to "treason", but The Wall Street Journal reviewed them and concluded that the texts "show no evidence of a conspiracy against" Trump.</text:span></text:p>
        </text:list-item>
      </text:list>
      <text:p text:style-name="Standard">Trump went on to claim that his electoral college victory was a landslide; that three of the states he did not win in the 2016 election had "serious voter fraud"; and that Clinton received 3 million to 5 million illegal votes. Trump made his Trump Tower wiretapping allegations in March 2017, which the Department of Justice has twice refuted. In January 2018, Trump claimed that texts between FBI employees Peter Strzok and Lisa Page were tantamount to "treason", but The Wall Street Journal reviewed them and concluded that the texts "show no evidence of a conspiracy against" Trump.</text:p>
      <text:h text:style-name="Heading_20_1" text:outline-level="1">Dismissal of FBI Director</text:h>
      <text:list xml:id="list13638728678000" text:continue-numbering="true" text:style-name="WWNum1">
        <text:list-item>
          <text:p text:style-name="P2"><text:span text:style-name="T2">On May 31, Trump wrote on Twitter: "I never fired James Comey because of Russia!"</text:span></text:p>
        </text:list-item>
        <text:list-item>
          <text:p text:style-name="P2"><text:span text:style-name="T2">On May 11, Trump said in a videoed interview: "... regardless of recommendation, I was going to fire Comey ... in fact, when I decided to just do it, I said to myself, I said, you know, this Russia thing with Trump and Russia is a made-up story."</text:span></text:p>
        </text:list-item>
      </text:list>
      <text:p text:style-name="Standard">On May 9, 2017, Trump dismissed James Comey, the Director of the Federal Bureau of Investigation, stating that he had accepted the recommendations of the U.S. Attorney General Jeff Sessions and Deputy Attorney General Rod Rosenstein to dismiss Comey. In their respective letters, neither Trump, Sessions nor Rosenstein mentioned the issue of an FBI investigation into links between Trump associates and Russian officials, with Rosenstein writing that Comey should be dismissed for his handling of the conclusion of the FBI investigation into the Hillary Clinton email controversy, while Sessions cited Rosenstein's reasons. On May 11, Trump said in a videoed interview: "... regardless of recommendation, I was going to fire Comey ... in fact, when I decided to just do it, I said to myself, I said, you know, this Russia thing with Trump and Russia is a made-up story." On May 31, Trump wrote on Twitter: "I never fired James Comey because of Russia!"</text:p>
      <text:h text:style-name="Heading_20_1" text:outline-level="1"><text:soft-page-break/>Personal lawyer</text:h>
      <text:list xml:id="list13637940797256" text:continue-numbering="true" text:style-name="WWNum1">
        <text:list-item>
          <text:p text:style-name="P2"><text:span text:style-name="T2">In 2017 and in the first half of 2018, Trump repeatedly praised his personal attorney Michael Cohen as a "a great lawyer", "a loyal, wonderful person", "a good man", and someone Trump "always liked" and "respected".</text:span></text:p>
        </text:list-item>
        <text:list-item>
          <text:p text:style-name="P2"><text:span text:style-name="T2">In the second half of 2018, with Cohen testifying to federal investigations, Trump attacked Cohen as a "rat", "a weak person, and not a very smart person", and described Cohen as "a PR person who did small legal work, very small legal work ...</text:span></text:p>
        </text:list-item>
      </text:list>
      <text:p text:style-name="Standard">In 2017 and in the first half of 2018, Trump repeatedly praised his personal attorney Michael Cohen as a "a great lawyer", "a loyal, wonderful person", "a good man", and someone Trump "always liked" and "respected". In the second half of 2018, with Cohen testifying to federal investigations, Trump attacked Cohen as a "rat", "a weak person, and not a very smart person", and described Cohen as "a PR person who did small legal work, very small legal work ... He represented me very little."</text:p>
      <text:h text:style-name="Heading_20_1" text:outline-level="1">Spygate</text:h>
      <text:list xml:id="list13638856858048" text:continue-numbering="true" text:style-name="WWNum1">
        <text:list-item>
          <text:p text:style-name="P2"><text:span text:style-name="T2">In May 2018, Trump developed and promoted the false Spygate conspiracy theory alleging that the Barack Obama administration planted a spy inside Trump's 2016 presidential campaign to assist Hillary Clinton win the 2016 US presidential election.</text:span></text:p>
        </text:list-item>
      </text:list>
      <text:p text:style-name="Standard">In May 2018, Trump developed and promoted the false Spygate conspiracy theory alleging that the Barack Obama administration planted a spy inside Trump's 2016 presidential campaign to assist Hillary Clinton win the 2016 US presidential election.</text:p>
      <text:h text:style-name="Heading_20_1" text:outline-level="1">Special Counsel Investigation</text:h>
      <text:list xml:id="list13638093422247" text:continue-numbering="true" text:style-name="WWNum1">
        <text:list-item>
          <text:p text:style-name="P2"><text:span text:style-name="T2">The Mueller Report asserted Trump's family members, campaign staff, Republican backers, administration officials, and his associates lied or made false assertions, with the plurality of lies from Trump himself (mostly while he was president), whether unintentional, or not to the public, Congress, or authorities, per a CNN analysis.</text:span></text:p>
        </text:list-item>
        <text:list-item>
          <text:p text:style-name="P2"><text:span text:style-name="T2">In March 2019, Trump asserted that the special counsel investigation is "illegal"; previously in June 2018, Trump argued that "the appointment of the Special Counsel is totally UNCONSTITUTIONAL!"</text:span></text:p>
        </text:list-item>
      </text:list>
      <text:p text:style-name="Standard">In March 2019, Trump asserted that the special counsel investigation is "illegal"; previously in June 2018, Trump argued that "the appointment of the Special Counsel is totally UNCONSTITUTIONAL!" However, in August 2018, Dabney Friedrich, a Trump-appointed judge on the DC District Court ruled the appointment was constitutional, as did a unanimous three-judge panel of the Court of Appeals for the DC Circuit in February 2019.</text:p>
      <text:p text:style-name="Standard">The Mueller Report asserted Trump's family members, campaign staff, Republican backers, administration officials, and his associates lied or made false assertions, with the plurality of lies from Trump himself (mostly while he was president), whether unintentional, or not to the public, Congress, or authorities, per a CNN analysis.</text:p>
      <text:p text:style-name="Standard">Also in March 2019, following the release of Attorney General William Barr's summary of the findings of the completed special counsel investigation, Trump tweeted: "No Collusion, No Obstruction, Complete and Total EXONERATION." However, Barr had quoted special counsel Mueller as writing that "while this report does not conclude that the President committed a crime, it also does not exonerate him" on whether he had committed obstruction of justice. Barr declined to bring an obstruction of justice charge against the President.</text:p>
      <text:h text:style-name="Heading_20_1" text:outline-level="1">Economy</text:h>
      <text:list xml:id="list13639232709749" text:continue-numbering="true" text:style-name="WWNum1">
        <text:list-item>
          <text:p text:style-name="P2"><text:span text:style-name="T2">While Trump has argued that tariffs would reduce the trade deficit, it expanded to a record dollar level in 2018.</text:span></text:p>
        </text:list-item>
        <text:list-item>
          <text:p text:style-name="P2"><text:span text:style-name="T2">Trump often claims the economy is doing better than it was when he was elected.</text:span></text:p>
        </text:list-item>
        <text:list-item>
          <text:p text:style-name="P2"><text:span text:style-name="T2">Trump claimed in October 2017 that he would eliminate the federal debt over 8 years, even though it was $19 trillion at the time.</text:span></text:p>
        </text:list-item>
        <text:list-item>
          <text:p text:style-name="P2"><text:span text:style-name="T2">Trump claimed in March 2019 that Chinese exporters were bearing the burden of his tariffs.</text:span></text:p>
        </text:list-item>
      </text:list>
      <text:p text:style-name="Standard">Through his first 28 months in office, Trump repeatedly and falsely characterized the economy during his presidency as the best in American history.</text:p>
      <text:p text:style-name="Standard">As of March 2019, Trump's most repeated falsehoods, each repeated during his presidency over 100 times, were: that a U.S. trade deficit would be a "loss" for the country; that the Tax Cuts and Jobs Act of 2017, passed during his term, was the largest tax cut in American history; that the American economy was the strongest ever during his administration; and that the Trump wall was already being built. He has also made 100 false claims about NATO spending, whether on the part of United States or other NATO nations.</text:p>
      <text:p text:style-name="Standard">Trump claimed during the campaign that the U.S. real GDP could grow at rate of "5 or even 6" percent under his policies. During 2018, the economy grew at 2.9%, the same rate as 2015 under President Obama. Longer-term projections beyond 2019 by the CBO and Federal Reserve are for growth below 2%. President Obama's advisers explained growth limits as "sluggish worker productivity and shrinking labor supply as baby boomers retire."</text:p>
      <text:p text:style-name="Standard"><text:soft-page-break/>Trump claimed in October 2017 that he would eliminate the federal debt over 8 years, even though it was $19 trillion at the time. However, the annual deficit (debt addition) in 2018 was nearly $800 billion, about 60% higher than the CBO forecast of $500 billion when Trump took office. The CBO January 2019 forecast for the 2018-2027 debt addition is now 40% higher, at $13.0 trillion rather than $9.4 trillion when Trump was inaugurated. Other forecasts place the debt addition over a decade at $16 trillion, bringing the total to around $35 trillion. Rather than a debt to GDP ratio in 2028 of 89% had Obama's policies continued, CBO now estimates this figure at 107%, assuming Trump's tax cuts for individuals are extended past 2025.</text:p>
      <text:p text:style-name="Standard">Trump claimed in March 2019 that Chinese exporters were bearing the burden of his tariffs. However, studies indicate consumers and purchasers of imports are bearing the cost and that tariffs are essentially a regressive tax. While Trump has argued that tariffs would reduce the trade deficit, it expanded to a record dollar level in 2018.</text:p>
      <text:p text:style-name="Standard">The following table illustrates some of the key economic variables in the last two years of the Obama Administration (2015-2016) and the first two years of the Trump Administration (2017-2018). Trump often claims the economy is doing better than it was when he was elected.</text:p>
      <text:h text:style-name="Heading_20_1" text:outline-level="1">See also</text:h>
      <text:list xml:id="list13638755759211" text:continue-numbering="true" text:style-name="WWNum1">
        <text:list-item>
          <text:p text:style-name="P2"><text:span text:style-name="T2">Fear: Trump in the White House</text:span></text:p>
        </text:list-item>
        <text:list-item>
          <text:p text:style-name="P2"><text:span text:style-name="T2">Pseudonyms of Donald Trump</text:span></text:p>
        </text:list-item>
        <text:list-item>
          <text:p text:style-name="P2"><text:span text:style-name="T2">The Making of Donald Trump</text:span></text:p>
        </text:list-item>
      </text:list>
      <text:p text:style-name="Standard">Pseudonyms of Donald Trump</text:p>
      <text:p text:style-name="Standard">Fear: Trump in the White House</text:p>
      <text:p text:style-name="Standard">Fire and Fury</text:p>
      <text:p text:style-name="Standard">The Making of Donald Trump</text:p>
      <text:p text:style-name="Standard">The Republican War on Science by Chris Mooney, for background</text:p>
      <text:p text:style-name="Standard">Truth Decay by Jennifer Kavanagh and Michael D. Rich</text:p>
      <text:h text:style-name="Heading_20_1" text:outline-level="1">References</text:h>
      <text:h text:style-name="Heading_20_1" text:outline-level="1">Further reading</text:h>
      <text:list xml:id="list13638597156199" text:continue-numbering="true" text:style-name="WWNum1">
        <text:list-item>
          <text:p text:style-name="P2"><text:span text:style-name="T2">Amanda Carpenter, Gaslighting America: Why We Love It When Trump Lies to Us, Broadside Books, 2018.</text:span></text:p>
        </text:list-item>
        <text:list-item>
          <text:p text:style-name="P2"><text:span text:style-name="T2">"Trump and the Truth", a series of 14 articles by different authors in The New Yorker, starting September 2, 2016.</text:span></text:p>
        </text:list-item>
        <text:list-item>
          <text:p text:style-name="P2"><text:span text:style-name="T2">The Washington Post</text:span></text:p>
        </text:list-item>
        <text:list-item>
          <text:p text:style-name="P2"><text:span text:style-name="T2">Michiko Kakutani, The Death of Truth: Notes on Falsehood in the Age of Trump</text:span></text:p>
        </text:list-item>
      </text:list>
      <text:p text:style-name="Standard">"Trump and the Truth", a series of 14 articles by different authors in The New Yorker, starting September 2, 2016.</text:p>
      <text:p text:style-name="Standard">"Our Dishonest President", a seven-part series by The Times Editorial Board, Los Angeles Times, starting April 2, 2017.</text:p>
      <text:p text:style-name="Standard"><text:soft-page-break/>Simon Blackburn, On Truth</text:p>
      <text:p text:style-name="Standard">Amanda Carpenter, Gaslighting America: Why We Love It When Trump Lies to Us, Broadside Books, 2018. ISBN 978-0-06274-800-3</text:p>
      <text:p text:style-name="Standard">Michiko Kakutani, The Death of Truth: Notes on Falsehood in the Age of Trump</text:p>
      <text:p text:style-name="Standard">Lee C. McIntyre, Post-Truth</text:p>
      <text:p text:style-name="Standard">Fact-checker archives</text:p>
      <text:p text:style-name="Standard">PolitiFact</text:p>
      <text:p text:style-name="Standard">FactCheck.org</text:p>
      <text:p text:style-name="Standard">The Washington Post</text:p>
      <text:p text:style-name="Standard">Toronto S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7" meta:paragraph-count="133" meta:word-count="4272" meta:character-count="26005" meta:non-whitespace-character-count="219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